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Лист1" table:style-name="ta1">
        <table:shapes>
          <draw:frame draw:z-index="0" draw:style-name="gr1" draw:text-style-name="P1" svg:width="15.985cm" svg:height="9.004cm" svg:x="18.014cm" svg:y="0.664cm">
            <draw:object draw:notify-on-update-of-ranges="Лист1.A1:Лист1.A1 Лист1.A2:Лист1.A14 Лист1.B1:Лист1.B1 Лист1.B2:Лист1.B14 Лист1.C1:Лист1.C1 Лист1.C2:Лист1.C14 Лист1.D1:Лист1.D1 Лист1.D2:Лист1.D14 Лист1.E1:Лист1.E1 Лист1.E2:Лист1.E14 Лист1.F1:Лист1.F1 Лист1.F2:Лист1.F14 Лист1.G1:Лист1.G1 Лист1.G2:Лист1.G14 Лист1.H1:Лист1.H1 Лист1.H2:Лист1.H14 Лист1.I1:Лист1.I1 Лист1.I2:Лист1.I14 Лист1.J1:Лист1.J1 Лист1.J2:Лист1.J14 Лист1.K1:Лист1.K1 Лист1.K2:Лист1.K14 Лист1.L1:Лист1.L1 Лист1.L2:Лист1.L14 Лист1.M1:Лист1.M1 Лист1.M2:Лист1.M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10" office:value-type="float" office:value="100" calcext:value-type="float">
            <text:p>100</text:p>
          </table:table-cell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([.B3]+[.D3]+[.C2]+[.C4])/4" office:value-type="float" office:value="99.2882375632748" calcext:value-type="float">
            <text:p>99,2882375632748</text:p>
          </table:table-cell>
          <table:table-cell table:formula="of:=([.C3]+[.E3]+[.D2]+[.D4])/4" office:value-type="float" office:value="98.4662105303539" calcext:value-type="float">
            <text:p>98,4662105303539</text:p>
          </table:table-cell>
          <table:table-cell table:formula="of:=([.D3]+[.F3]+[.E2]+[.E4])/4" office:value-type="float" office:value="97.7331387861262" calcext:value-type="float">
            <text:p>97,7331387861262</text:p>
          </table:table-cell>
          <table:table-cell table:formula="of:=([.E3]+[.G3]+[.F2]+[.F4])/4" office:value-type="float" office:value="97.2001062912861" calcext:value-type="float">
            <text:p>97,2001062912861</text:p>
          </table:table-cell>
          <table:table-cell table:formula="of:=([.F3]+[.H3]+[.G2]+[.G4])/4" office:value-type="float" office:value="96.9128555877735" calcext:value-type="float">
            <text:p>96,9128555877735</text:p>
          </table:table-cell>
          <table:table-cell table:formula="of:=([.G3]+[.I3]+[.H2]+[.H4])/4" office:value-type="float" office:value="96.8893059210427" calcext:value-type="float">
            <text:p>96,8893059210427</text:p>
          </table:table-cell>
          <table:table-cell table:formula="of:=([.H3]+[.J3]+[.I2]+[.I4])/4" office:value-type="float" office:value="97.1255070301936" calcext:value-type="float">
            <text:p>97,1255070301936</text:p>
          </table:table-cell>
          <table:table-cell table:formula="of:=([.I3]+[.K3]+[.J2]+[.J4])/4" office:value-type="float" office:value="97.6011738177338" calcext:value-type="float">
            <text:p>97,6011738177338</text:p>
          </table:table-cell>
          <table:table-cell table:formula="of:=([.J3]+[.L3]+[.K2]+[.K4])/4" office:value-type="float" office:value="98.2789699183469" calcext:value-type="float">
            <text:p>98,2789699183469</text:p>
          </table:table-cell>
          <table:table-cell table:formula="of:=([.K3]+[.M3]+[.L2]+[.L4])/4" office:value-type="float" office:value="99.1033708637985" calcext:value-type="float">
            <text:p>99,1033708637985</text:p>
          </table:table-cell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([.B4]+[.D4]+[.C3]+[.C5])/4" office:value-type="float" office:value="98.6723137140661" calcext:value-type="float">
            <text:p>98,6723137140661</text:p>
          </table:table-cell>
          <table:table-cell table:formula="of:=([.C4]+[.E4]+[.D3]+[.D5])/4" office:value-type="float" office:value="96.8296738700117" calcext:value-type="float">
            <text:p>96,8296738700117</text:p>
          </table:table-cell>
          <table:table-cell table:formula="of:=([.D4]+[.F4]+[.E3]+[.E5])/4" office:value-type="float" office:value="95.2572869570295" calcext:value-type="float">
            <text:p>95,2572869570295</text:p>
          </table:table-cell>
          <table:table-cell table:formula="of:=([.E4]+[.G4]+[.F3]+[.F5])/4" office:value-type="float" office:value="94.1450676491882" calcext:value-type="float">
            <text:p>94,1450676491882</text:p>
          </table:table-cell>
          <table:table-cell table:formula="of:=([.F4]+[.H4]+[.G3]+[.G5])/4" office:value-type="float" office:value="93.5564024113336" calcext:value-type="float">
            <text:p>93,5564024113336</text:p>
          </table:table-cell>
          <table:table-cell table:formula="of:=([.G4]+[.I4]+[.H3]+[.H5])/4" office:value-type="float" office:value="93.5121794224776" calcext:value-type="float">
            <text:p>93,5121794224776</text:p>
          </table:table-cell>
          <table:table-cell table:formula="of:=([.H4]+[.J4]+[.I3]+[.I5])/4" office:value-type="float" office:value="94.0034752491137" calcext:value-type="float">
            <text:p>94,0034752491137</text:p>
          </table:table-cell>
          <table:table-cell table:formula="of:=([.I4]+[.K4]+[.J3]+[.J5])/4" office:value-type="float" office:value="94.9906306177039" calcext:value-type="float">
            <text:p>94,9906306177039</text:p>
          </table:table-cell>
          <table:table-cell table:formula="of:=([.J4]+[.L4]+[.K3]+[.K5])/4" office:value-type="float" office:value="96.3995045845413" calcext:value-type="float">
            <text:p>96,3995045845413</text:p>
          </table:table-cell>
          <table:table-cell table:formula="of:=([.K4]+[.M4]+[.L3]+[.L5])/4" office:value-type="float" office:value="98.1192773284035" calcext:value-type="float">
            <text:p>98,1192773284035</text:p>
          </table:table-cell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([.B5]+[.D5]+[.C4]+[.C6])/4" office:value-type="float" office:value="98.5478260230301" calcext:value-type="float">
            <text:p>98,5478260230301</text:p>
          </table:table-cell>
          <table:table-cell table:formula="of:=([.C5]+[.E5]+[.D4]+[.D6])/4" office:value-type="float" office:value="94.9114591938991" calcext:value-type="float">
            <text:p>94,9114591938991</text:p>
          </table:table-cell>
          <table:table-cell table:formula="of:=([.D5]+[.F5]+[.E4]+[.E6])/4" office:value-type="float" office:value="92.3140864118027" calcext:value-type="float">
            <text:p>92,3140864118027</text:p>
          </table:table-cell>
          <table:table-cell table:formula="of:=([.E5]+[.G5]+[.F4]+[.F6])/4" office:value-type="float" office:value="90.5606479329247" calcext:value-type="float">
            <text:p>90,5606479329247</text:p>
          </table:table-cell>
          <table:table-cell table:formula="of:=([.F5]+[.H5]+[.G4]+[.G6])/4" office:value-type="float" office:value="89.6506236485243" calcext:value-type="float">
            <text:p>89,6506236485243</text:p>
          </table:table-cell>
          <table:table-cell table:formula="of:=([.G5]+[.I5]+[.H4]+[.H6])/4" office:value-type="float" office:value="89.5955935882477" calcext:value-type="float">
            <text:p>89,5955935882477</text:p>
          </table:table-cell>
          <table:table-cell table:formula="of:=([.H5]+[.J5]+[.I4]+[.I6])/4" office:value-type="float" office:value="90.3803721987533" calcext:value-type="float">
            <text:p>90,3803721987533</text:p>
          </table:table-cell>
          <table:table-cell table:formula="of:=([.I5]+[.K5]+[.J4]+[.J6])/4" office:value-type="float" office:value="91.9506819586841" calcext:value-type="float">
            <text:p>91,9506819586841</text:p>
          </table:table-cell>
          <table:table-cell table:formula="of:=([.J5]+[.L5]+[.K4]+[.K6])/4" office:value-type="float" office:value="94.2020071247648" calcext:value-type="float">
            <text:p>94,2020071247648</text:p>
          </table:table-cell>
          <table:table-cell table:formula="of:=([.K5]+[.M5]+[.L4]+[.L6])/4" office:value-type="float" office:value="96.9647767619729" calcext:value-type="float">
            <text:p>96,9647767619729</text:p>
          </table:table-cell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([.B6]+[.D6]+[.C5]+[.C7])/4" office:value-type="float" office:value="96.0992484586477" calcext:value-type="float">
            <text:p>96,0992484586477</text:p>
          </table:table-cell>
          <table:table-cell table:formula="of:=([.C6]+[.E6]+[.D5]+[.D7])/4" office:value-type="float" office:value="91.9471931333998" calcext:value-type="float">
            <text:p>91,9471931333998</text:p>
          </table:table-cell>
          <table:table-cell table:formula="of:=([.D6]+[.F6]+[.E5]+[.E7])/4" office:value-type="float" office:value="88.5216652545525" calcext:value-type="float">
            <text:p>88,5216652545525</text:p>
          </table:table-cell>
          <table:table-cell table:formula="of:=([.E6]+[.G6]+[.F5]+[.F7])/4" office:value-type="float" office:value="86.1294622351327" calcext:value-type="float">
            <text:p>86,1294622351327</text:p>
          </table:table-cell>
          <table:table-cell table:formula="of:=([.F6]+[.H6]+[.G5]+[.G7])/4" office:value-type="float" office:value="84.8875076603445" calcext:value-type="float">
            <text:p>84,8875076603445</text:p>
          </table:table-cell>
          <table:table-cell table:formula="of:=([.G6]+[.I6]+[.H5]+[.H7])/4" office:value-type="float" office:value="84.8358149195529" calcext:value-type="float">
            <text:p>84,8358149195529</text:p>
          </table:table-cell>
          <table:table-cell table:formula="of:=([.H6]+[.J6]+[.I5]+[.I7])/4" office:value-type="float" office:value="85.9662612868002" calcext:value-type="float">
            <text:p>85,9662612868002</text:p>
          </table:table-cell>
          <table:table-cell table:formula="of:=([.I6]+[.K6]+[.J5]+[.J7])/4" office:value-type="float" office:value="88.2250394413448" calcext:value-type="float">
            <text:p>88,2250394413448</text:p>
          </table:table-cell>
          <table:table-cell table:formula="of:=([.J6]+[.L6]+[.K5]+[.K7])/4" office:value-type="float" office:value="91.48759421713" calcext:value-type="float">
            <text:p>91,48759421713</text:p>
          </table:table-cell>
          <table:table-cell table:formula="of:=([.K6]+[.M6]+[.L5]+[.L7])/4" office:value-type="float" office:value="95.5289056925495" calcext:value-type="float">
            <text:p>95,5289056925495</text:p>
          </table:table-cell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([.B7]+[.D7]+[.C6]+[.C8])/4" office:value-type="float" office:value="93.8905075762793" calcext:value-type="float">
            <text:p>93,8905075762793</text:p>
          </table:table-cell>
          <table:table-cell table:formula="of:=([.C7]+[.E7]+[.D6]+[.D8])/4" office:value-type="float" office:value="88.2494849721908" calcext:value-type="float">
            <text:p>88,2494849721908</text:p>
          </table:table-cell>
          <table:table-cell table:formula="of:=([.D7]+[.F7]+[.E6]+[.E8])/4" office:value-type="float" office:value="83.6925031021572" calcext:value-type="float">
            <text:p>83,6925031021572</text:p>
          </table:table-cell>
          <table:table-cell table:formula="of:=([.E7]+[.G7]+[.F6]+[.F8])/4" office:value-type="float" office:value="80.5437956532251" calcext:value-type="float">
            <text:p>80,5437956532251</text:p>
          </table:table-cell>
          <table:table-cell table:formula="of:=([.F7]+[.H7]+[.G6]+[.G8])/4" office:value-type="float" office:value="78.9313750174126" calcext:value-type="float">
            <text:p>78,9313750174126</text:p>
          </table:table-cell>
          <table:table-cell table:formula="of:=([.G7]+[.I7]+[.H6]+[.H8])/4" office:value-type="float" office:value="78.8913893991591" calcext:value-type="float">
            <text:p>78,8913893991591</text:p>
          </table:table-cell>
          <table:table-cell table:formula="of:=([.H7]+[.J7]+[.I6]+[.I8])/4" office:value-type="float" office:value="80.4229038680434" calcext:value-type="float">
            <text:p>80,4229038680434</text:p>
          </table:table-cell>
          <table:table-cell table:formula="of:=([.I7]+[.K7]+[.J6]+[.J8])/4" office:value-type="float" office:value="83.4920620082176" calcext:value-type="float">
            <text:p>83,4920620082176</text:p>
          </table:table-cell>
          <table:table-cell table:formula="of:=([.J7]+[.L7]+[.K6]+[.K8])/4" office:value-type="float" office:value="87.990286492907" calcext:value-type="float">
            <text:p>87,990286492907</text:p>
          </table:table-cell>
          <table:table-cell table:formula="of:=([.K7]+[.M7]+[.L6]+[.L8])/4" office:value-type="float" office:value="93.6558757580703" calcext:value-type="float">
            <text:p>93,6558757580703</text:p>
          </table:table-cell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([.B8]+[.D8]+[.C7]+[.C9])/4" office:value-type="float" office:value="91.2049107878306" calcext:value-type="float">
            <text:p>91,2049107878306</text:p>
          </table:table-cell>
          <table:table-cell table:formula="of:=([.C8]+[.E8]+[.D7]+[.D9])/4" office:value-type="float" office:value="83.4646985691287" calcext:value-type="float">
            <text:p>83,4646985691287</text:p>
          </table:table-cell>
          <table:table-cell table:formula="of:=([.D8]+[.F8]+[.E7]+[.E9])/4" office:value-type="float" office:value="77.4524380139128" calcext:value-type="float">
            <text:p>77,4524380139128</text:p>
          </table:table-cell>
          <table:table-cell table:formula="of:=([.E8]+[.G8]+[.F7]+[.F9])/4" office:value-type="float" office:value="73.4207502399312" calcext:value-type="float">
            <text:p>73,4207502399312</text:p>
          </table:table-cell>
          <table:table-cell table:formula="of:=([.F8]+[.H8]+[.G7]+[.G9])/4" office:value-type="float" office:value="71.4023952213951" calcext:value-type="float">
            <text:p>71,4023952213951</text:p>
          </table:table-cell>
          <table:table-cell table:formula="of:=([.G8]+[.I8]+[.H7]+[.H9])/4" office:value-type="float" office:value="71.3745335141081" calcext:value-type="float">
            <text:p>71,3745335141081</text:p>
          </table:table-cell>
          <table:table-cell table:formula="of:=([.H8]+[.J8]+[.I7]+[.I9])/4" office:value-type="float" office:value="73.33948951725" calcext:value-type="float">
            <text:p>73,33948951725</text:p>
          </table:table-cell>
          <table:table-cell table:formula="of:=([.I8]+[.K8]+[.J7]+[.J9])/4" office:value-type="float" office:value="77.327653425928" calcext:value-type="float">
            <text:p>77,327653425928</text:p>
          </table:table-cell>
          <table:table-cell table:formula="of:=([.J8]+[.L8]+[.K7]+[.K9])/4" office:value-type="float" office:value="83.322037668884" calcext:value-type="float">
            <text:p>83,322037668884</text:p>
          </table:table-cell>
          <table:table-cell table:formula="of:=([.K8]+[.M8]+[.L7]+[.L9])/4" office:value-type="float" office:value="91.0966167718746" calcext:value-type="float">
            <text:p>91,0966167718746</text:p>
          </table:table-cell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([.B9]+[.D9]+[.C8]+[.C10])/4" office:value-type="float" office:value="87.4578320757158" calcext:value-type="float">
            <text:p>87,4578320757158</text:p>
          </table:table-cell>
          <table:table-cell table:formula="of:=([.C9]+[.E9]+[.D8]+[.D10])/4" office:value-type="float" office:value="76.9483428589819" calcext:value-type="float">
            <text:p>76,9483428589819</text:p>
          </table:table-cell>
          <table:table-cell table:formula="of:=([.D9]+[.F9]+[.E8]+[.E10])/4" office:value-type="float" office:value="69.2286388694781" calcext:value-type="float">
            <text:p>69,2286388694781</text:p>
          </table:table-cell>
          <table:table-cell table:formula="of:=([.E9]+[.G9]+[.F8]+[.F10])/4" office:value-type="float" office:value="64.2829048650632" calcext:value-type="float">
            <text:p>64,2829048650632</text:p>
          </table:table-cell>
          <table:table-cell table:formula="of:=([.F9]+[.H9]+[.G8]+[.G10])/4" office:value-type="float" office:value="61.8825461495986" calcext:value-type="float">
            <text:p>61,8825461495986</text:p>
          </table:table-cell>
          <table:table-cell table:formula="of:=([.G9]+[.I9]+[.H8]+[.H10])/4" office:value-type="float" office:value="61.8648599186281" calcext:value-type="float">
            <text:p>61,8648599186281</text:p>
          </table:table-cell>
          <table:table-cell table:formula="of:=([.H9]+[.J9]+[.I8]+[.I10])/4" office:value-type="float" office:value="64.2324912963907" calcext:value-type="float">
            <text:p>64,2324912963907</text:p>
          </table:table-cell>
          <table:table-cell table:formula="of:=([.I9]+[.K9]+[.J8]+[.J10])/4" office:value-type="float" office:value="69.1545716737173" calcext:value-type="float">
            <text:p>69,1545716737173</text:p>
          </table:table-cell>
          <table:table-cell table:formula="of:=([.J9]+[.L9]+[.K8]+[.K10])/4" office:value-type="float" office:value="76.8704392013806" calcext:value-type="float">
            <text:p>76,8704392013806</text:p>
          </table:table-cell>
          <table:table-cell table:formula="of:=([.K9]+[.M9]+[.L8]+[.L10])/4" office:value-type="float" office:value="87.4048648738258" calcext:value-type="float">
            <text:p>87,4048648738258</text:p>
          </table:table-cell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([.B10]+[.D10]+[.C9]+[.C11])/4" office:value-type="float" office:value="81.6710010684823" calcext:value-type="float">
            <text:p>81,6710010684823</text:p>
          </table:table-cell>
          <table:table-cell table:formula="of:=([.C10]+[.E10]+[.D9]+[.D11])/4" office:value-type="float" office:value="67.6380359070975" calcext:value-type="float">
            <text:p>67,6380359070975</text:p>
          </table:table-cell>
          <table:table-cell table:formula="of:=([.D10]+[.F10]+[.E9]+[.E11])/4" office:value-type="float" office:value="58.2267871436588" calcext:value-type="float">
            <text:p>58,2267871436588</text:p>
          </table:table-cell>
          <table:table-cell table:formula="of:=([.E10]+[.G10]+[.F9]+[.F11])/4" office:value-type="float" office:value="52.5973457998942" calcext:value-type="float">
            <text:p>52,5973457998942</text:p>
          </table:table-cell>
          <table:table-cell table:formula="of:=([.F10]+[.H10]+[.G9]+[.G11])/4" office:value-type="float" office:value="49.9785573871794" calcext:value-type="float">
            <text:p>49,9785573871794</text:p>
          </table:table-cell>
          <table:table-cell table:formula="of:=([.G10]+[.I10]+[.H9]+[.H11])/4" office:value-type="float" office:value="49.9676248957432" calcext:value-type="float">
            <text:p>49,9676248957432</text:p>
          </table:table-cell>
          <table:table-cell table:formula="of:=([.H10]+[.J10]+[.I9]+[.I11])/4" office:value-type="float" office:value="52.5671142222309" calcext:value-type="float">
            <text:p>52,5671142222309</text:p>
          </table:table-cell>
          <table:table-cell table:formula="of:=([.I10]+[.K10]+[.J9]+[.J11])/4" office:value-type="float" office:value="58.1843255760517" calcext:value-type="float">
            <text:p>58,1843255760517</text:p>
          </table:table-cell>
          <table:table-cell table:formula="of:=([.J10]+[.L10]+[.K9]+[.K11])/4" office:value-type="float" office:value="67.5957162676616" calcext:value-type="float">
            <text:p>67,5957162676616</text:p>
          </table:table-cell>
          <table:table-cell table:formula="of:=([.K10]+[.M10]+[.L9]+[.L11])/4" office:value-type="float" office:value="81.6436165003474" calcext:value-type="float">
            <text:p>81,6436165003474</text:p>
          </table:table-cell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([.B11]+[.D11]+[.C10]+[.C12])/4" office:value-type="float" office:value="71.5787711425444" calcext:value-type="float">
            <text:p>71,5787711425444</text:p>
          </table:table-cell>
          <table:table-cell table:formula="of:=([.C11]+[.E11]+[.D10]+[.D12])/4" office:value-type="float" office:value="53.7000044969726" calcext:value-type="float">
            <text:p>53,7000044969726</text:p>
          </table:table-cell>
          <table:table-cell table:formula="of:=([.D11]+[.F11]+[.E10]+[.E12])/4" office:value-type="float" office:value="43.4369558650569" calcext:value-type="float">
            <text:p>43,4369558650569</text:p>
          </table:table-cell>
          <table:table-cell table:formula="of:=([.E11]+[.G11]+[.F10]+[.F12])/4" office:value-type="float" office:value="37.8969506516023" calcext:value-type="float">
            <text:p>37,8969506516023</text:p>
          </table:table-cell>
          <table:table-cell table:formula="of:=([.F11]+[.H11]+[.G10]+[.G12])/4" office:value-type="float" office:value="35.4636673671949" calcext:value-type="float">
            <text:p>35,4636673671949</text:p>
          </table:table-cell>
          <table:table-cell table:formula="of:=([.G11]+[.I11]+[.H10]+[.H12])/4" office:value-type="float" office:value="35.4577764660067" calcext:value-type="float">
            <text:p>35,4577764660067</text:p>
          </table:table-cell>
          <table:table-cell table:formula="of:=([.H11]+[.J11]+[.I10]+[.I12])/4" office:value-type="float" office:value="37.8807180754972" calcext:value-type="float">
            <text:p>37,8807180754972</text:p>
          </table:table-cell>
          <table:table-cell table:formula="of:=([.I11]+[.K11]+[.J10]+[.J12])/4" office:value-type="float" office:value="43.4141875932784" calcext:value-type="float">
            <text:p>43,4141875932784</text:p>
          </table:table-cell>
          <table:table-cell table:formula="of:=([.J11]+[.L11]+[.K10]+[.K12])/4" office:value-type="float" office:value="53.6786682143039" calcext:value-type="float">
            <text:p>53,6786682143039</text:p>
          </table:table-cell>
          <table:table-cell table:formula="of:=([.K11]+[.M11]+[.L10]+[.L12])/4" office:value-type="float" office:value="71.5651806044044" calcext:value-type="float">
            <text:p>71,5651806044044</text:p>
          </table:table-cell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B12]+[.D12]+[.C11]+[.C13])/4" office:value-type="float" office:value="50.9332164230757" calcext:value-type="float">
            <text:p>50,9332164230757</text:p>
          </table:table-cell>
          <table:table-cell table:formula="of:=([.C12]+[.E12]+[.D11]+[.D13])/4" office:value-type="float" office:value="32.1405213880622" calcext:value-type="float">
            <text:p>32,1405213880622</text:p>
          </table:table-cell>
          <table:table-cell table:formula="of:=([.D12]+[.F12]+[.E11]+[.E13])/4" office:value-type="float" office:value="23.917937484816" calcext:value-type="float">
            <text:p>23,917937484816</text:p>
          </table:table-cell>
          <table:table-cell table:formula="of:=([.E12]+[.G12]+[.F11]+[.F13])/4" office:value-type="float" office:value="20.0851047335437" calcext:value-type="float">
            <text:p>20,0851047335437</text:p>
          </table:table-cell>
          <table:table-cell table:formula="of:=([.F12]+[.H12]+[.G11]+[.G13])/4" office:value-type="float" office:value="18.5176228764922" calcext:value-type="float">
            <text:p>18,5176228764922</text:p>
          </table:table-cell>
          <table:table-cell table:formula="of:=([.G12]+[.I12]+[.H11]+[.H13])/4" office:value-type="float" office:value="18.5142379327474" calcext:value-type="float">
            <text:p>18,5142379327474</text:p>
          </table:table-cell>
          <table:table-cell table:formula="of:=([.H12]+[.J12]+[.I11]+[.I13])/4" office:value-type="float" office:value="20.0776615573024" calcext:value-type="float">
            <text:p>20,0776615573024</text:p>
          </table:table-cell>
          <table:table-cell table:formula="of:=([.I12]+[.K12]+[.J11]+[.J13])/4" office:value-type="float" office:value="23.9080574316947" calcext:value-type="float">
            <text:p>23,9080574316947</text:p>
          </table:table-cell>
          <table:table-cell table:formula="of:=([.J12]+[.L12]+[.K11]+[.K13])/4" office:value-type="float" office:value="32.131298510995" calcext:value-type="float">
            <text:p>32,131298510995</text:p>
          </table:table-cell>
          <table:table-cell table:formula="of:=([.K12]+[.M12]+[.L11]+[.L13])/4" office:value-type="float" office:value="50.9282600589983" calcext:value-type="float">
            <text:p>50,9282600589983</text:p>
          </table:table-cell>
          <table:table-cell office:value-type="float" office:value="100" calcext:value-type="float">
            <text:p>100</text:p>
          </table:table-cell>
          <table:table-cell table:number-columns-repeated="16371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7T12:17:48.628000000</meta:creation-date>
    <dc:date>2023-03-07T12:59:30.534000000</dc:date>
    <meta:editing-duration>PT41M42S</meta:editing-duration>
    <meta:editing-cycles>1</meta:editing-cycles>
    <meta:document-statistic meta:table-count="1" meta:cell-count="165" meta:object-count="1"/>
    <meta:generator>LibreOffice/7.4.1.2$Windows_X86_64 LibreOffice_project/3c58a8f3a960df8bc8fd77b461821e42c061c5f0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area" chart:style-name="ch1">
        <chart:legend chart:legend-position="end" svg:x="13.485cm" svg:y="1.215cm" style:legend-expansion="high" chart:style-name="ch2"/>
        <chart:plot-area chart:style-name="ch3" table:cell-range-address="Лист1.A1:Лист1.M14" chart:data-source-has-labels="row" svg:x="0.319cm" svg:y="0.18cm" svg:width="12.847cm" svg:height="8.6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338cm" svg:y="0.18cm" svg:width="11.8cm" svg:height="7.9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Лист1.A2:Лист1.A14" chart:label-cell-address="Лист1.A1:Лист1.A1" chart:class="chart:area">
            <chart:data-point chart:repeated="13"/>
          </chart:series>
          <chart:series chart:style-name="ch7" chart:values-cell-range-address="Лист1.B2:Лист1.B14" chart:label-cell-address="Лист1.B1:Лист1.B1" chart:class="chart:area">
            <chart:data-point chart:repeated="13"/>
          </chart:series>
          <chart:series chart:style-name="ch8" chart:values-cell-range-address="Лист1.C2:Лист1.C14" chart:label-cell-address="Лист1.C1:Лист1.C1" chart:class="chart:area">
            <chart:data-point chart:repeated="13"/>
          </chart:series>
          <chart:series chart:style-name="ch9" chart:values-cell-range-address="Лист1.D2:Лист1.D14" chart:label-cell-address="Лист1.D1:Лист1.D1" chart:class="chart:area">
            <chart:data-point chart:repeated="13"/>
          </chart:series>
          <chart:series chart:style-name="ch10" chart:values-cell-range-address="Лист1.E2:Лист1.E14" chart:label-cell-address="Лист1.E1:Лист1.E1" chart:class="chart:area">
            <chart:data-point chart:repeated="13"/>
          </chart:series>
          <chart:series chart:style-name="ch11" chart:values-cell-range-address="Лист1.F2:Лист1.F14" chart:label-cell-address="Лист1.F1:Лист1.F1" chart:class="chart:area">
            <chart:data-point chart:repeated="13"/>
          </chart:series>
          <chart:series chart:style-name="ch12" chart:values-cell-range-address="Лист1.G2:Лист1.G14" chart:label-cell-address="Лист1.G1:Лист1.G1" chart:class="chart:area">
            <chart:data-point chart:repeated="13"/>
          </chart:series>
          <chart:series chart:style-name="ch13" chart:values-cell-range-address="Лист1.H2:Лист1.H14" chart:label-cell-address="Лист1.H1:Лист1.H1" chart:class="chart:area">
            <chart:data-point chart:repeated="13"/>
          </chart:series>
          <chart:series chart:style-name="ch14" chart:values-cell-range-address="Лист1.I2:Лист1.I14" chart:label-cell-address="Лист1.I1:Лист1.I1" chart:class="chart:area">
            <chart:data-point chart:repeated="13"/>
          </chart:series>
          <chart:series chart:style-name="ch15" chart:values-cell-range-address="Лист1.J2:Лист1.J14" chart:label-cell-address="Лист1.J1:Лист1.J1" chart:class="chart:area">
            <chart:data-point chart:repeated="13"/>
          </chart:series>
          <chart:series chart:style-name="ch16" chart:values-cell-range-address="Лист1.K2:Лист1.K14" chart:label-cell-address="Лист1.K1:Лист1.K1" chart:class="chart:area">
            <chart:data-point chart:repeated="13"/>
          </chart:series>
          <chart:series chart:style-name="ch17" chart:values-cell-range-address="Лист1.L2:Лист1.L14" chart:label-cell-address="Лист1.L1:Лист1.L1" chart:class="chart:area">
            <chart:data-point chart:repeated="13"/>
          </chart:series>
          <chart:series chart:style-name="ch6" chart:values-cell-range-address="Лист1.M2:Лист1.M14" chart:label-cell-address="Лист1.M1:Лист1.M1" chart:class="chart:area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Лист1.A1:Лист1.A1</svg:desc>
                </draw:g>
              </table:table-cell>
              <table:table-cell office:value-type="string">
                <text:p>Y</text:p>
                <draw:g>
                  <svg:desc>Лист1.B1:Лист1.B1</svg:desc>
                </draw:g>
              </table:table-cell>
              <table:table-cell office:value-type="string">
                <text:p/>
                <draw:g>
                  <svg:desc>Лист1.C1:Лист1.C1</svg:desc>
                </draw:g>
              </table:table-cell>
              <table:table-cell office:value-type="string">
                <text:p/>
                <draw:g>
                  <svg:desc>Лист1.D1:Лист1.D1</svg:desc>
                </draw:g>
              </table:table-cell>
              <table:table-cell office:value-type="string">
                <text:p/>
                <draw:g>
                  <svg:desc>Лист1.E1:Лист1.E1</svg:desc>
                </draw:g>
              </table:table-cell>
              <table:table-cell office:value-type="string">
                <text:p/>
                <draw:g>
                  <svg:desc>Лист1.F1:Лист1.F1</svg:desc>
                </draw:g>
              </table:table-cell>
              <table:table-cell office:value-type="string">
                <text:p/>
                <draw:g>
                  <svg:desc>Лист1.G1:Лист1.G1</svg:desc>
                </draw:g>
              </table:table-cell>
              <table:table-cell office:value-type="string">
                <text:p/>
                <draw:g>
                  <svg:desc>Лист1.H1:Лист1.H1</svg:desc>
                </draw:g>
              </table:table-cell>
              <table:table-cell office:value-type="string">
                <text:p/>
                <draw:g>
                  <svg:desc>Лист1.I1:Лист1.I1</svg:desc>
                </draw:g>
              </table:table-cell>
              <table:table-cell office:value-type="string">
                <text:p/>
                <draw:g>
                  <svg:desc>Лист1.J1:Лист1.J1</svg:desc>
                </draw:g>
              </table:table-cell>
              <table:table-cell office:value-type="string">
                <text:p/>
                <draw:g>
                  <svg:desc>Лист1.K1:Лист1.K1</svg:desc>
                </draw:g>
              </table:table-cell>
              <table:table-cell office:value-type="string">
                <text:p/>
                <draw:g>
                  <svg:desc>Лист1.L1:Лист1.L1</svg:desc>
                </draw:g>
              </table:table-cell>
              <table:table-cell office:value-type="string">
                <text:p/>
                <draw:g>
                  <svg:desc>Лист1.M1:Лист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Лист1.A2:Лист1.A14</svg:desc>
                </draw:g>
              </table:table-cell>
              <table:table-cell office:value-type="float" office:value="NaN">
                <text:p>NaN</text:p>
                <draw:g>
                  <svg:desc>Лист1.B2:Лист1.B14</svg:desc>
                </draw:g>
              </table:table-cell>
              <table:table-cell office:value-type="float" office:value="100">
                <text:p>100</text:p>
                <draw:g>
                  <svg:desc>Лист1.C2:Лист1.C14</svg:desc>
                </draw:g>
              </table:table-cell>
              <table:table-cell office:value-type="float" office:value="100">
                <text:p>100</text:p>
                <draw:g>
                  <svg:desc>Лист1.D2:Лист1.D14</svg:desc>
                </draw:g>
              </table:table-cell>
              <table:table-cell office:value-type="float" office:value="100">
                <text:p>100</text:p>
                <draw:g>
                  <svg:desc>Лист1.E2:Лист1.E14</svg:desc>
                </draw:g>
              </table:table-cell>
              <table:table-cell office:value-type="float" office:value="100">
                <text:p>100</text:p>
                <draw:g>
                  <svg:desc>Лист1.F2:Лист1.F14</svg:desc>
                </draw:g>
              </table:table-cell>
              <table:table-cell office:value-type="float" office:value="100">
                <text:p>100</text:p>
                <draw:g>
                  <svg:desc>Лист1.G2:Лист1.G14</svg:desc>
                </draw:g>
              </table:table-cell>
              <table:table-cell office:value-type="float" office:value="100">
                <text:p>100</text:p>
                <draw:g>
                  <svg:desc>Лист1.H2:Лист1.H14</svg:desc>
                </draw:g>
              </table:table-cell>
              <table:table-cell office:value-type="float" office:value="100">
                <text:p>100</text:p>
                <draw:g>
                  <svg:desc>Лист1.I2:Лист1.I14</svg:desc>
                </draw:g>
              </table:table-cell>
              <table:table-cell office:value-type="float" office:value="100">
                <text:p>100</text:p>
                <draw:g>
                  <svg:desc>Лист1.J2:Лист1.J14</svg:desc>
                </draw:g>
              </table:table-cell>
              <table:table-cell office:value-type="float" office:value="100">
                <text:p>100</text:p>
                <draw:g>
                  <svg:desc>Лист1.K2:Лист1.K14</svg:desc>
                </draw:g>
              </table:table-cell>
              <table:table-cell office:value-type="float" office:value="100">
                <text:p>100</text:p>
                <draw:g>
                  <svg:desc>Лист1.L2:Лист1.L14</svg:desc>
                </draw:g>
              </table:table-cell>
              <table:table-cell office:value-type="float" office:value="NaN">
                <text:p>NaN</text:p>
                <draw:g>
                  <svg:desc>Лист1.M2:Лист1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99.2882375632748">
                <text:p>99.2882375632748</text:p>
              </table:table-cell>
              <table:table-cell office:value-type="float" office:value="98.4662105303539">
                <text:p>98.4662105303539</text:p>
              </table:table-cell>
              <table:table-cell office:value-type="float" office:value="97.7331387861262">
                <text:p>97.7331387861262</text:p>
              </table:table-cell>
              <table:table-cell office:value-type="float" office:value="97.2001062912861">
                <text:p>97.2001062912861</text:p>
              </table:table-cell>
              <table:table-cell office:value-type="float" office:value="96.9128555877735">
                <text:p>96.9128555877735</text:p>
              </table:table-cell>
              <table:table-cell office:value-type="float" office:value="96.8893059210427">
                <text:p>96.8893059210427</text:p>
              </table:table-cell>
              <table:table-cell office:value-type="float" office:value="97.1255070301936">
                <text:p>97.1255070301936</text:p>
              </table:table-cell>
              <table:table-cell office:value-type="float" office:value="97.6011738177338">
                <text:p>97.6011738177338</text:p>
              </table:table-cell>
              <table:table-cell office:value-type="float" office:value="98.2789699183469">
                <text:p>98.2789699183469</text:p>
              </table:table-cell>
              <table:table-cell office:value-type="float" office:value="99.1033708637985">
                <text:p>99.10337086379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98.6723137140661">
                <text:p>98.6723137140661</text:p>
              </table:table-cell>
              <table:table-cell office:value-type="float" office:value="96.8296738700117">
                <text:p>96.8296738700117</text:p>
              </table:table-cell>
              <table:table-cell office:value-type="float" office:value="95.2572869570295">
                <text:p>95.2572869570295</text:p>
              </table:table-cell>
              <table:table-cell office:value-type="float" office:value="94.1450676491882">
                <text:p>94.1450676491882</text:p>
              </table:table-cell>
              <table:table-cell office:value-type="float" office:value="93.5564024113336">
                <text:p>93.5564024113336</text:p>
              </table:table-cell>
              <table:table-cell office:value-type="float" office:value="93.5121794224776">
                <text:p>93.5121794224776</text:p>
              </table:table-cell>
              <table:table-cell office:value-type="float" office:value="94.0034752491137">
                <text:p>94.0034752491137</text:p>
              </table:table-cell>
              <table:table-cell office:value-type="float" office:value="94.9906306177039">
                <text:p>94.9906306177039</text:p>
              </table:table-cell>
              <table:table-cell office:value-type="float" office:value="96.3995045845413">
                <text:p>96.3995045845413</text:p>
              </table:table-cell>
              <table:table-cell office:value-type="float" office:value="98.1192773284035">
                <text:p>98.11927732840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98.5478260230301">
                <text:p>98.5478260230301</text:p>
              </table:table-cell>
              <table:table-cell office:value-type="float" office:value="94.9114591938991">
                <text:p>94.9114591938991</text:p>
              </table:table-cell>
              <table:table-cell office:value-type="float" office:value="92.3140864118027">
                <text:p>92.3140864118027</text:p>
              </table:table-cell>
              <table:table-cell office:value-type="float" office:value="90.5606479329247">
                <text:p>90.5606479329247</text:p>
              </table:table-cell>
              <table:table-cell office:value-type="float" office:value="89.6506236485243">
                <text:p>89.6506236485243</text:p>
              </table:table-cell>
              <table:table-cell office:value-type="float" office:value="89.5955935882477">
                <text:p>89.5955935882477</text:p>
              </table:table-cell>
              <table:table-cell office:value-type="float" office:value="90.3803721987533">
                <text:p>90.3803721987533</text:p>
              </table:table-cell>
              <table:table-cell office:value-type="float" office:value="91.9506819586841">
                <text:p>91.9506819586841</text:p>
              </table:table-cell>
              <table:table-cell office:value-type="float" office:value="94.2020071247648">
                <text:p>94.2020071247648</text:p>
              </table:table-cell>
              <table:table-cell office:value-type="float" office:value="96.9647767619729">
                <text:p>96.96477676197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96.0992484586477">
                <text:p>96.0992484586477</text:p>
              </table:table-cell>
              <table:table-cell office:value-type="float" office:value="91.9471931333998">
                <text:p>91.9471931333998</text:p>
              </table:table-cell>
              <table:table-cell office:value-type="float" office:value="88.5216652545525">
                <text:p>88.5216652545525</text:p>
              </table:table-cell>
              <table:table-cell office:value-type="float" office:value="86.1294622351327">
                <text:p>86.1294622351327</text:p>
              </table:table-cell>
              <table:table-cell office:value-type="float" office:value="84.8875076603445">
                <text:p>84.8875076603445</text:p>
              </table:table-cell>
              <table:table-cell office:value-type="float" office:value="84.8358149195529">
                <text:p>84.8358149195529</text:p>
              </table:table-cell>
              <table:table-cell office:value-type="float" office:value="85.9662612868002">
                <text:p>85.9662612868002</text:p>
              </table:table-cell>
              <table:table-cell office:value-type="float" office:value="88.2250394413448">
                <text:p>88.2250394413448</text:p>
              </table:table-cell>
              <table:table-cell office:value-type="float" office:value="91.48759421713">
                <text:p>91.48759421713</text:p>
              </table:table-cell>
              <table:table-cell office:value-type="float" office:value="95.5289056925495">
                <text:p>95.52890569254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3.8905075762793">
                <text:p>93.8905075762793</text:p>
              </table:table-cell>
              <table:table-cell office:value-type="float" office:value="88.2494849721908">
                <text:p>88.2494849721908</text:p>
              </table:table-cell>
              <table:table-cell office:value-type="float" office:value="83.6925031021572">
                <text:p>83.6925031021572</text:p>
              </table:table-cell>
              <table:table-cell office:value-type="float" office:value="80.5437956532251">
                <text:p>80.5437956532251</text:p>
              </table:table-cell>
              <table:table-cell office:value-type="float" office:value="78.9313750174126">
                <text:p>78.9313750174126</text:p>
              </table:table-cell>
              <table:table-cell office:value-type="float" office:value="78.8913893991591">
                <text:p>78.8913893991591</text:p>
              </table:table-cell>
              <table:table-cell office:value-type="float" office:value="80.4229038680434">
                <text:p>80.4229038680434</text:p>
              </table:table-cell>
              <table:table-cell office:value-type="float" office:value="83.4920620082176">
                <text:p>83.4920620082176</text:p>
              </table:table-cell>
              <table:table-cell office:value-type="float" office:value="87.990286492907">
                <text:p>87.990286492907</text:p>
              </table:table-cell>
              <table:table-cell office:value-type="float" office:value="93.6558757580703">
                <text:p>93.65587575807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91.2049107878306">
                <text:p>91.2049107878306</text:p>
              </table:table-cell>
              <table:table-cell office:value-type="float" office:value="83.4646985691287">
                <text:p>83.4646985691287</text:p>
              </table:table-cell>
              <table:table-cell office:value-type="float" office:value="77.4524380139128">
                <text:p>77.4524380139128</text:p>
              </table:table-cell>
              <table:table-cell office:value-type="float" office:value="73.4207502399312">
                <text:p>73.4207502399312</text:p>
              </table:table-cell>
              <table:table-cell office:value-type="float" office:value="71.4023952213951">
                <text:p>71.4023952213951</text:p>
              </table:table-cell>
              <table:table-cell office:value-type="float" office:value="71.3745335141081">
                <text:p>71.3745335141081</text:p>
              </table:table-cell>
              <table:table-cell office:value-type="float" office:value="73.33948951725">
                <text:p>73.33948951725</text:p>
              </table:table-cell>
              <table:table-cell office:value-type="float" office:value="77.327653425928">
                <text:p>77.327653425928</text:p>
              </table:table-cell>
              <table:table-cell office:value-type="float" office:value="83.322037668884">
                <text:p>83.322037668884</text:p>
              </table:table-cell>
              <table:table-cell office:value-type="float" office:value="91.0966167718746">
                <text:p>91.09661677187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87.4578320757158">
                <text:p>87.4578320757158</text:p>
              </table:table-cell>
              <table:table-cell office:value-type="float" office:value="76.9483428589819">
                <text:p>76.9483428589819</text:p>
              </table:table-cell>
              <table:table-cell office:value-type="float" office:value="69.2286388694781">
                <text:p>69.2286388694781</text:p>
              </table:table-cell>
              <table:table-cell office:value-type="float" office:value="64.2829048650632">
                <text:p>64.2829048650632</text:p>
              </table:table-cell>
              <table:table-cell office:value-type="float" office:value="61.8825461495986">
                <text:p>61.8825461495986</text:p>
              </table:table-cell>
              <table:table-cell office:value-type="float" office:value="61.8648599186281">
                <text:p>61.8648599186281</text:p>
              </table:table-cell>
              <table:table-cell office:value-type="float" office:value="64.2324912963907">
                <text:p>64.2324912963907</text:p>
              </table:table-cell>
              <table:table-cell office:value-type="float" office:value="69.1545716737173">
                <text:p>69.1545716737173</text:p>
              </table:table-cell>
              <table:table-cell office:value-type="float" office:value="76.8704392013806">
                <text:p>76.8704392013806</text:p>
              </table:table-cell>
              <table:table-cell office:value-type="float" office:value="87.4048648738258">
                <text:p>87.40486487382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1.6710010684823">
                <text:p>81.6710010684823</text:p>
              </table:table-cell>
              <table:table-cell office:value-type="float" office:value="67.6380359070975">
                <text:p>67.6380359070975</text:p>
              </table:table-cell>
              <table:table-cell office:value-type="float" office:value="58.2267871436588">
                <text:p>58.2267871436588</text:p>
              </table:table-cell>
              <table:table-cell office:value-type="float" office:value="52.5973457998942">
                <text:p>52.5973457998942</text:p>
              </table:table-cell>
              <table:table-cell office:value-type="float" office:value="49.9785573871794">
                <text:p>49.9785573871794</text:p>
              </table:table-cell>
              <table:table-cell office:value-type="float" office:value="49.9676248957432">
                <text:p>49.9676248957432</text:p>
              </table:table-cell>
              <table:table-cell office:value-type="float" office:value="52.5671142222309">
                <text:p>52.5671142222309</text:p>
              </table:table-cell>
              <table:table-cell office:value-type="float" office:value="58.1843255760517">
                <text:p>58.1843255760517</text:p>
              </table:table-cell>
              <table:table-cell office:value-type="float" office:value="67.5957162676616">
                <text:p>67.5957162676616</text:p>
              </table:table-cell>
              <table:table-cell office:value-type="float" office:value="81.6436165003474">
                <text:p>81.64361650034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71.5787711425444">
                <text:p>71.5787711425444</text:p>
              </table:table-cell>
              <table:table-cell office:value-type="float" office:value="53.7000044969726">
                <text:p>53.7000044969726</text:p>
              </table:table-cell>
              <table:table-cell office:value-type="float" office:value="43.4369558650569">
                <text:p>43.4369558650569</text:p>
              </table:table-cell>
              <table:table-cell office:value-type="float" office:value="37.8969506516023">
                <text:p>37.8969506516023</text:p>
              </table:table-cell>
              <table:table-cell office:value-type="float" office:value="35.4636673671949">
                <text:p>35.4636673671949</text:p>
              </table:table-cell>
              <table:table-cell office:value-type="float" office:value="35.4577764660067">
                <text:p>35.4577764660067</text:p>
              </table:table-cell>
              <table:table-cell office:value-type="float" office:value="37.8807180754972">
                <text:p>37.8807180754972</text:p>
              </table:table-cell>
              <table:table-cell office:value-type="float" office:value="43.4141875932784">
                <text:p>43.4141875932784</text:p>
              </table:table-cell>
              <table:table-cell office:value-type="float" office:value="53.6786682143039">
                <text:p>53.6786682143039</text:p>
              </table:table-cell>
              <table:table-cell office:value-type="float" office:value="71.5651806044044">
                <text:p>71.56518060440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50.9332164230757">
                <text:p>50.9332164230757</text:p>
              </table:table-cell>
              <table:table-cell office:value-type="float" office:value="32.1405213880622">
                <text:p>32.1405213880622</text:p>
              </table:table-cell>
              <table:table-cell office:value-type="float" office:value="23.917937484816">
                <text:p>23.917937484816</text:p>
              </table:table-cell>
              <table:table-cell office:value-type="float" office:value="20.0851047335437">
                <text:p>20.0851047335437</text:p>
              </table:table-cell>
              <table:table-cell office:value-type="float" office:value="18.5176228764922">
                <text:p>18.5176228764922</text:p>
              </table:table-cell>
              <table:table-cell office:value-type="float" office:value="18.5142379327474">
                <text:p>18.5142379327474</text:p>
              </table:table-cell>
              <table:table-cell office:value-type="float" office:value="20.0776615573024">
                <text:p>20.0776615573024</text:p>
              </table:table-cell>
              <table:table-cell office:value-type="float" office:value="23.9080574316947">
                <text:p>23.9080574316947</text:p>
              </table:table-cell>
              <table:table-cell office:value-type="float" office:value="32.131298510995">
                <text:p>32.131298510995</text:p>
              </table:table-cell>
              <table:table-cell office:value-type="float" office:value="50.9282600589983">
                <text:p>50.92826005899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